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paragraph-properties fo:margin-top="0in" fo:margin-bottom="0in" style:contextual-spacing="false" fo:text-align="center" style:justify-single-word="false"/>
      <style:text-properties style:font-name="Georgia" officeooo:rsid="010e83ad" officeooo:paragraph-rsid="010e83ad"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097a8" officeooo:paragraph-rsid="011097a8" style:font-name-complex="Georgia"/>
    </style:style>
    <style:style style:name="P36" style:family="paragraph" style:parent-style-name="Standard">
      <style:paragraph-properties fo:margin-top="0in" fo:margin-bottom="0in" style:contextual-spacing="false" fo:text-align="center" style:justify-single-word="false"/>
      <style:text-properties style:font-name="Georgia" officeooo:rsid="011097a8" officeooo:paragraph-rsid="011097a8"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12773b" officeooo:paragraph-rsid="0112773b"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15eefd" officeooo:paragraph-rsid="0115eefd" style:font-name-complex="Georgia"/>
    </style:style>
    <style:style style:name="P39" style:family="paragraph" style:parent-style-name="Standard">
      <style:paragraph-properties fo:margin-top="0in" fo:margin-bottom="0in" style:contextual-spacing="false" fo:text-align="center" style:justify-single-word="false"/>
      <style:text-properties style:font-name="Georgia" officeooo:rsid="0115eefd" officeooo:paragraph-rsid="0115eefd" style:font-name-complex="Georgia"/>
    </style:style>
    <style:style style:name="P40" style:family="paragraph" style:parent-style-name="Standard">
      <style:paragraph-properties fo:margin-top="0in" fo:margin-bottom="0in" style:contextual-spacing="false" fo:text-align="justify" style:justify-single-word="false"/>
      <style:text-properties style:font-name="Georgia" officeooo:rsid="0116fba8" officeooo:paragraph-rsid="0116fba8" style:font-name-complex="Georgia"/>
    </style:style>
    <style:style style:name="P41" style:family="paragraph" style:parent-style-name="Standard">
      <style:paragraph-properties fo:margin-top="0in" fo:margin-bottom="0in" style:contextual-spacing="false" fo:text-align="center" style:justify-single-word="false"/>
      <style:text-properties style:font-name="Georgia" officeooo:rsid="0116fba8" officeooo:paragraph-rsid="0116fba8"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189433" officeooo:paragraph-rsid="01189433"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189433" officeooo:paragraph-rsid="011a9ace"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1189433" officeooo:paragraph-rsid="01189433"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18f553" officeooo:paragraph-rsid="011a9ace"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1b1dec" officeooo:paragraph-rsid="011b1dec" style:font-name-complex="Georgia"/>
    </style:style>
    <style:style style:name="P47"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1b1dec" officeooo:paragraph-rsid="011b1dec"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style:style style:name="T237" style:family="text">
      <style:text-properties officeooo:rsid="0105a252"/>
    </style:style>
    <style:style style:name="T238" style:family="text">
      <style:text-properties officeooo:rsid="0106e353"/>
    </style:style>
    <style:style style:name="T239" style:family="text">
      <style:text-properties officeooo:rsid="010871cc"/>
    </style:style>
    <style:style style:name="T240" style:family="text">
      <style:text-properties officeooo:rsid="0109b2d8"/>
    </style:style>
    <style:style style:name="T241" style:family="text">
      <style:text-properties officeooo:rsid="010b11e8"/>
    </style:style>
    <style:style style:name="T242" style:family="text">
      <style:text-properties officeooo:rsid="010ca373"/>
    </style:style>
    <style:style style:name="T243" style:family="text">
      <style:text-properties officeooo:rsid="010e83ad"/>
    </style:style>
    <style:style style:name="T244" style:family="text">
      <style:text-properties officeooo:rsid="010e95e8"/>
    </style:style>
    <style:style style:name="T245" style:family="text">
      <style:text-properties officeooo:rsid="011013aa"/>
    </style:style>
    <style:style style:name="T246" style:family="text">
      <style:text-properties officeooo:rsid="011097a8"/>
    </style:style>
    <style:style style:name="T247" style:family="text">
      <style:text-properties officeooo:rsid="0111dbd4"/>
    </style:style>
    <style:style style:name="T248" style:family="text">
      <style:text-properties officeooo:rsid="0112773b"/>
    </style:style>
    <style:style style:name="T249" style:family="text">
      <style:text-properties officeooo:rsid="011374e6"/>
    </style:style>
    <style:style style:name="T250" style:family="text">
      <style:text-properties style:text-position="super 58%" officeooo:rsid="011374e6"/>
    </style:style>
    <style:style style:name="T251" style:family="text">
      <style:text-properties officeooo:rsid="01149615"/>
    </style:style>
    <style:style style:name="T252" style:family="text">
      <style:text-properties officeooo:rsid="0114f015"/>
    </style:style>
    <style:style style:name="T253" style:family="text">
      <style:text-properties officeooo:rsid="0115eefd"/>
    </style:style>
    <style:style style:name="T254" style:family="text">
      <style:text-properties officeooo:rsid="01168827"/>
    </style:style>
    <style:style style:name="T255" style:family="text">
      <style:text-properties officeooo:rsid="011cae2c"/>
    </style:style>
    <style:style style:name="T256" style:family="text">
      <style:text-properties officeooo:rsid="011e2294"/>
    </style:style>
    <style:style style:name="T257" style:family="text">
      <style:text-properties officeooo:rsid="011ebfcb"/>
    </style:style>
    <style:style style:name="T258" style:family="text">
      <style:text-properties officeooo:rsid="011f3b28"/>
    </style:style>
    <style:style style:name="T259" style:family="text">
      <style:text-properties officeooo:rsid="0120142b"/>
    </style:style>
    <style:style style:name="T260" style:family="text">
      <style:text-properties officeooo:rsid="01220853"/>
    </style:style>
    <style:style style:name="T261" style:family="text">
      <style:text-properties officeooo:rsid="01226309"/>
    </style:style>
    <style:style style:name="T262" style:family="text">
      <style:text-properties officeooo:rsid="0123c9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text:p text:style-name="P33"><text:s text:c="5"/><text:span text:style-name="T237">Russ continued his note taking for a few hours. Everything that had occurred was video taped, but Russ wanted to have an official document to go along with the video recording. With a photographic memory, it wasn’t difficult to produce.</text:span></text:p>
      <text:p text:style-name="P33"><text:s text:c="5"/><text:span text:style-name="T238">Drinking a cup of coffee Russ wondered what would make a man hide in the past and commit crimes against time. It made no sense to him. </text:span><text:span text:style-name="T239">These people were all against time for some reason. They didn’t believe time travel should be allowed.</text:span></text:p>
      <text:p text:style-name="P33"><text:soft-page-break/><text:s text:c="5"/><text:span text:style-name="T239">Such nonsense. Trying to go against the grain of a great organization. Russ shook his head. He scribbled down some thoughts on the pad he had been writing on. </text:span><text:span text:style-name="T240">Reformations about time travel. </text:span><text:span text:style-name="T241">Things to make the human brain think. He had to stay with it, there wasn’t time to dilly dally with the lives of those who were fighting the good fight.</text:span></text:p>
      <text:p text:style-name="P33"><text:s text:c="5"/><text:span text:style-name="T242">Russ looked at what he wrote. He felt it was a good start to a constitution of sorts. The constitution of the time travel agency, it needed one. They didn’t have anything like it on record. He smiled at the thought. </text:span><text:span text:style-name="T243">Chief would have to sign off on it of course, but Russ was sure he would.</text:span></text:p>
      <text:p text:style-name="P33"><text:s text:c="5"/><text:span text:style-name="T243">Looking around, Russ saw another interrogation going on. He peered through the window at them. It was going pretty hot in there. Heated arguments being flung around. Accusations against either party being said. Russ was glad he wasn’t in there. They would have to pry him out of there with a crowbar.</text:span></text:p>
      <text:p text:style-name="P33"><text:s text:c="5"/><text:span text:style-name="T243">Walking away from the observation window, Russ headed back to his apartment to think about the time travel constitution more.</text:span></text:p>
      <text:p text:style-name="P33"/>
      <text:p text:style-name="P34">* * *</text:p>
      <text:p text:style-name="P33"/>
      <text:p text:style-name="P33"><text:s text:c="5"/><text:span text:style-name="T243">Chief was sitting at his desk. He was pleased with the work that was being done on cracking down against wanted time criminals. </text:span><text:span text:style-name="T244">There wasn’t anything more than wanting them all behind bars that he wished for. Processing them to the full extent of the law. It was a shame some of them would have to be put to death but they knew that would be the punishment when they signed up for this job.</text:span></text:p>
      <text:p text:style-name="P33"><text:s text:c="5"/><text:span text:style-name="T244">It was time travel one oh one. Quite a simple task if you were to ask anyone who had traveled long </text:span><text:soft-page-break/><text:span text:style-name="T244">enough to know. Chief smirked at the thought. He and Russ had been at this job for a long time. In all his years of service, Chief had never seen someone do a clean of a job as Russ on patrolling the time stream. He was a straight arrow. Everything ran smoothly under Russ’s watchful eye. Chief was glad about that.</text:span></text:p>
      <text:p text:style-name="P33"><text:s text:c="5"/><text:span text:style-name="T244">Knock knock knock.</text:span></text:p>
      <text:p text:style-name="P33"><text:s text:c="5"/>“<text:span text:style-name="T244">Come.” Chief said.</text:span></text:p>
      <text:p text:style-name="P33"><text:s text:c="5"/><text:span text:style-name="T244">Turning around in his chair he saw Jones at the door.</text:span></text:p>
      <text:p text:style-name="P33"><text:s text:c="5"/>“<text:span text:style-name="T244">Chief.” Jones began. “I came to tender my resignation.” He said.</text:span></text:p>
      <text:p text:style-name="P33"><text:s text:c="5"/><text:span text:style-name="T244">Chief looked at Jones. What was he talking about his resignation? It didn’t make any sense.</text:span></text:p>
      <text:p text:style-name="P33"><text:s text:c="5"/><text:span text:style-name="T244">Jones put a red folder on Chief’s desk. Chief didn’t have to look at it to know what it had inside. Probably a fully thought out resignation letter.</text:span></text:p>
      <text:p text:style-name="P33"><text:s text:c="5"/><text:span text:style-name="T244">Chief nodded. “I don’t suppose there’s a way to change your mind about any of this.” He said.</text:span></text:p>
      <text:p text:style-name="P33"><text:s text:c="5"/><text:span text:style-name="T244">Jones shook his head. “No sir.”</text:span></text:p>
      <text:p text:style-name="P33"><text:s text:c="5"/><text:span text:style-name="T245">Chief nodded. “I see. So you’ve come to this conclusion and you’ve thought about it long and hard I take it.”</text:span></text:p>
      <text:p text:style-name="P33"><text:s text:c="5"/><text:span text:style-name="T245">Jones nodded. “Yes sir.” He stood at attention.</text:span></text:p>
      <text:p text:style-name="P33"><text:s text:c="5"/>“<text:span text:style-name="T245">At ease Jones, we’re not in the military. Loosen up a bit.”</text:span></text:p>
      <text:p text:style-name="P33"><text:s text:c="5"/><text:span text:style-name="T245">Jones relaxed his shoulders.</text:span></text:p>
      <text:p text:style-name="P33"><text:s text:c="5"/>“<text:span text:style-name="T246">You’re uh fully aware of the procedure we must perform on you.” Chief said.</text:span></text:p>
      <text:p text:style-name="P33"><text:s text:c="5"/><text:span text:style-name="T246">Jones nodded. “I do sir.”</text:span></text:p>
      <text:p text:style-name="P33"><text:s text:c="5"/><text:span text:style-name="T246">A mandatory mental wipe was to be performed so no one outside of the complex would know time travel existed. Doctor Long hated doing them because of how dangerous they were to the subject, but she knew they were important.</text:span></text:p>
      <text:p text:style-name="P33"><text:soft-page-break/><text:s text:c="5"/>“<text:span text:style-name="T246">I see.” Chief said. “Report to Doctor Long at once. We’ll get you squared away after that.”</text:span></text:p>
      <text:p text:style-name="P33"><text:s text:c="5"/>“<text:span text:style-name="T246">Aye sir.” Jones said. “And sir, just so you know I didn’t take this thought lightly. I thought about it long and hard, I just didn’t wake up one morning and decide I wanted out. I’ve been wanting out for a while now.”</text:span></text:p>
      <text:p text:style-name="P33"><text:s text:c="5"/><text:span text:style-name="T246">Chief smiled. “I could tell Jones. The stress of the job was getting to you.”</text:span></text:p>
      <text:p text:style-name="P33"><text:s text:c="5"/>“<text:span text:style-name="T246">That’s right.”</text:span></text:p>
      <text:p text:style-name="P33"><text:s text:c="5"/>“<text:span text:style-name="T246">Why didn’t you run? We’ve had other operatives crack under the pressure and they just ran off. Why didn’t you?” Chief asked.</text:span></text:p>
      <text:p text:style-name="P33"><text:s text:c="5"/>“<text:span text:style-name="T246">Where would I go Chief? You’re the only family I know.” Jones said.</text:span></text:p>
      <text:p text:style-name="P33"><text:s text:c="5"/>“<text:span text:style-name="T246">All the more reason to stay.” Chief responded.</text:span></text:p>
      <text:p text:style-name="P33"><text:s text:c="5"/><text:span text:style-name="T246">Jones shook his head. “No sir, I can’t. I need to go live my life outside of time traveling.”</text:span></text:p>
      <text:p text:style-name="P33"><text:s text:c="5"/><text:span text:style-name="T246">Chief nodded. “Understood son, understood. Report to Doctor Long.”</text:span></text:p>
      <text:p text:style-name="P33"><text:s text:c="5"/>“<text:span text:style-name="T246">Aye.”</text:span></text:p>
      <text:p text:style-name="P33"/>
      <text:p text:style-name="P36">* * *</text:p>
      <text:p text:style-name="P35"/>
      <text:p text:style-name="P35"><text:s text:c="5"/>Doctor Long sat in her office waiting for Jones to come to the medical bay. <text:span text:style-name="T247">She really hated performing this procedure. It was too dangerous to muck with someone’s brain the way she would have to. But it was necessary.</text:span></text:p>
      <text:p text:style-name="P35"><text:s text:c="5"/><text:span text:style-name="T247">Jones walked into her office. “Ready doc?”</text:span></text:p>
      <text:p text:style-name="P35"><text:s text:c="5"/><text:span text:style-name="T247">Doctor Long nodded. “Yeah I’m ready.” Handing Jones a form, she smiled. “Please read and sign this.”</text:span></text:p>
      <text:p text:style-name="P35"><text:s text:c="5"/><text:span text:style-name="T247">Jones read over the form. It was a typical form detailing the procedure he was about to undergo and what it would do to him. He was afraid but </text:span><text:soft-page-break/><text:span text:style-name="T247">determined to go through with it. Jones knew this would be the best way for him to get free of time traveling for the rest of his life.</text:span></text:p>
      <text:p text:style-name="P35"><text:s text:c="5"/><text:span text:style-name="T247">Doctor Long walked out of her office with Jones following behind her. “The memory wipe will take about five minutes.” She said. “You won’t have any memory after this, it will be like you have amnesia.”</text:span></text:p>
      <text:p text:style-name="P35"><text:s text:c="5"/><text:span text:style-name="T248">Jones hesitated. “You can’t just isolate the memories of me time jumping doc?”</text:span></text:p>
      <text:p text:style-name="P35"><text:s text:c="5"/><text:span text:style-name="T248">Doctor Long shook her head. “Nope, I’m afraid we can’t do that yet. I’m working on it, but we’re just in the preliminary phases. It’s just a thought on paper.”</text:span></text:p>
      <text:p text:style-name="P35"><text:s text:c="5"/>“<text:span text:style-name="T248">I see.” Jones said. “Alright, let’s get this over with.”</text:span></text:p>
      <text:p text:style-name="P35"/>
      <text:p text:style-name="P37">Chapter Fifteen</text:p>
      <text:p text:style-name="P37"/>
      <text:p text:style-name="P37"><text:s text:c="5"/><text:span text:style-name="T249">Russ carried Jones through a vortex and sat him down on the steps of a homeless shelter. “See you around bud.” He said.</text:span></text:p>
      <text:p text:style-name="P37"><text:s text:c="5"/><text:span text:style-name="T249">Jones woke up shortly after Russ left back to the future. He looked around and saw where he was. Walking into the homeless shelter, he talked to the first person he saw.</text:span></text:p>
      <text:p text:style-name="P37"><text:s text:c="5"/>“<text:span text:style-name="T249">Excuse me, I’m afraid I might be a little lost.” He said. “Can you tell me where I am?”</text:span></text:p>
      <text:p text:style-name="P37"><text:s text:c="5"/><text:span text:style-name="T249">The attendant on duty smiled. “Sir you’re at the 34</text:span><text:span text:style-name="T250">th</text:span><text:span text:style-name="T249"> Street Mission.”</text:span></text:p>
      <text:p text:style-name="P37"><text:s text:c="5"/>“<text:span text:style-name="T249">I see.” Jones said. “Can you tell me who I am?”</text:span></text:p>
      <text:p text:style-name="P37"><text:s text:c="5"/><text:span text:style-name="T249">The attendant’s smile faded. “Oh dear.” Ringing a bell she yelled down a hallway. “We’ve got another one!”</text:span></text:p>
      <text:p text:style-name="P37"><text:s text:c="5"/><text:span text:style-name="T251">Jones looked around as doctors rushed up to him. Flashing lights in his eyes and whatnot trying to figure out what was causing all of these people to </text:span><text:soft-page-break/><text:span text:style-name="T251">show up with amnesia. It was disconcerting at best. Jones just wanted some answers, that’s all.</text:span></text:p>
      <text:p text:style-name="P37"><text:s text:c="5"/>“<text:span text:style-name="T251">Do you have any identification on you?” A woman asked. </text:span></text:p>
      <text:p text:style-name="P37"><text:s text:c="5"/><text:span text:style-name="T251">Jones reached into his pocket and pulled out a wallet. It was empty. No money, no id, nothing. Not even a medical card.</text:span></text:p>
      <text:p text:style-name="P37"><text:s text:c="5"/><text:span text:style-name="T251">The staff expected this. No one who had come through their door had any id on them in the last twelve months. </text:span><text:span text:style-name="T252">It was like someone was deliberately dropping them off there.</text:span></text:p>
      <text:p text:style-name="P37"><text:s text:c="5"/><text:span text:style-name="T253">Jones looked around helpless at the doctors. “Am I going to be okay?” He asked.</text:span></text:p>
      <text:p text:style-name="P37"><text:s text:c="5"/><text:span text:style-name="T253">The doctors tried their best to comfort him. “Of course you are son.” One of the older men said. “You’re going to be just fine.”</text:span></text:p>
      <text:p text:style-name="P37"/>
      <text:p text:style-name="P39">* * *</text:p>
      <text:p text:style-name="P38"/>
      <text:p text:style-name="P38"><text:s text:c="5"/>Russ exited the vortex and walked towards Victoria’s main computer. “Victoria, bring up any records on Jones, Michael H.”</text:p>
      <text:p text:style-name="P38"><text:s text:c="5"/>“Working.” Victoria said.</text:p>
      <text:p text:style-name="P38"><text:s text:c="5"/>After a moment a single record in a newspaper showed up. It was a missing person report. Russ read through the article. It didn’t have much information in it that would lead to the agency. He was glad. Walking away, Russ smiled. His job was done.</text:p>
      <text:p text:style-name="P38"/>
      <text:p text:style-name="P39">* * *</text:p>
      <text:p text:style-name="P38"/>
      <text:p text:style-name="P38"><text:s text:c="5"/>In the medical bay, Doctor Long read over a list of names. These were all the ones who had decided to undergo her amnesia treatment. <text:span text:style-name="T254">She was frustrated with the whole procedure. It left no humanity left in </text:span><text:soft-page-break/><text:span text:style-name="T254">the individual being treated. She wanted to test it out on herself to see what it was like, but knew she would lose all knowledge of how she got there. Doctor Long shook at the thought of losing her memories. Her life. She told herself she would never go into that machine as long as she lived.</text:span></text:p>
      <text:p text:style-name="P38"/>
      <text:p text:style-name="P41">* * *</text:p>
      <text:p text:style-name="P40"/>
      <text:p text:style-name="P40"><text:s text:c="5"/>Chief sat in his office. He read over the resignation request several times. Jones sure had a way with words. He hoped there would have been a way to overcome whatever it was Jones was facing. The fear he faced on every mission must have been insufferable. He couldn’t believe a man such as Jones would have left the agency. He had been one of their most loyal supporters for time travel. It had been quite a shock.</text:p>
      <text:p text:style-name="P40"/>
      <text:p text:style-name="P41">* * *</text:p>
      <text:p text:style-name="P40"/>
      <text:p text:style-name="P40"><text:s text:c="5"/>Alice was in her room listening to an old record. She laid down on her bed and dreamed of a better world ahead of them. Something where time travel wasn’t the only answer to everything. She wished that could happen, that life could be different, amazing for everyone involved. She wasn’t sure what the future would bring but she knew it could only be good things thanks to their efforts.</text:p>
      <text:p text:style-name="P40"/>
      <text:p text:style-name="P44">* * *</text:p>
      <text:p text:style-name="P42"/>
      <text:p text:style-name="P42"><text:s text:c="5"/>Russ went down to lockup. He watched the criminals on the security camera. Russ wanted to talk to them, see why they ran away from everything they <text:soft-page-break/>knew to be faithful to. The time travel service and agency. He wanted to know what they were afraid of. Was it the amnesia procedure? Was it the fact that they didn’t want to live out their lives without knowing who they were and where they came from? He couldn’t grasp any of it.</text:p>
      <text:p text:style-name="P43"><text:s text:c="5"/>If there were a clear concise answer to it all, maybe he would be able to sympathize with them. But he wasn’t able to do that. Not while they sat in jail for crimes they committed against time travel. Not while they hid in the past and made a living for themselves comfortably on the backs of other people. Because they had knowledge of the future. That was the thing that was wrong about it all. They used their knowledge of the future to change the past for their benefit. They didn’t see it that way, but how could they?</text:p>
      <text:p text:style-name="P45"><text:s text:c="5"/>They were lost.</text:p>
      <text:p text:style-name="P45"/>
      <text:p text:style-name="P46">Chapter Sixteen</text:p>
      <text:p text:style-name="P46"/>
      <text:p text:style-name="P46"><text:s text:c="5"/>Russ stood at the gateway to a vortex. He watched as the blue pattern swirled around. Stepping through he met up with the past. 1940 To be exact. Someone had gone back and mucked with things like they shouldn’t have. He was on the brink of tracking them down.</text:p>
      <text:p text:style-name="P46"><text:s text:c="5"/><text:span text:style-name="T255">Being able to track a time traveler was one thing, to be able to actually catch them? That was another thing in its own caliber of motion. Russ walked towards a restaurant where he sat down and ordered a cup of coffee. He could feel eyes watching him as he drank.</text:span></text:p>
      <text:p text:style-name="P46"><text:s text:c="5"/><text:span text:style-name="T256">Making a mental note of the room, Russ saw the people who he was after. They were seated across the </text:span><text:soft-page-break/><text:span text:style-name="T256">restaurant from him. He smiled to himself. Here we go, Russ thought. Standing up, he made his move. Walking quickly over to the booth, Russ pulled out his firearm and pointed it at the two men.</text:span></text:p>
      <text:p text:style-name="P46"><text:s text:c="5"/>“<text:span text:style-name="T256">You know why I’m here.” Russ said. “If you’ll gentlemen please follow me.”</text:span></text:p>
      <text:p text:style-name="P46"><text:s text:c="5"/><text:span text:style-name="T257">The men didn’t refuse or fight with Russ. Instead they followed him to the back alley where they vanished.</text:span></text:p>
      <text:p text:style-name="P46"><text:s text:c="5"/><text:span text:style-name="T257">A waiter who had seen the transaction take place ran outside as quickly as he could but it was too late, they were gone.</text:span></text:p>
      <text:p text:style-name="P46"><text:s text:c="5"/><text:span text:style-name="T257">Re entering 2163, Russ took the men to a holding cell. There they would sit until talked to. They were given a strict warning not to talk to each other. Most prisoners ignore that rule and talk anyway. It only hurts them in the end.</text:span></text:p>
      <text:p text:style-name="P46"><text:s text:c="5"/><text:span text:style-name="T257">Russ returned to Chief’s office. “Picked up the duo Chief.” Russ said. “It went smoothly. Anyone who saw it didn’t do anything about it.”</text:span></text:p>
      <text:p text:style-name="P46"><text:s text:c="5"/><text:span text:style-name="T257">Chief turned around in his chair. “Good.” He said. “</text:span><text:span text:style-name="T258">We can’t be hurting the timeline too much when we travel. I think we need a new rule in place to be more discrete or something like that. Maybe just a guideline.” Chief said.</text:span></text:p>
      <text:p text:style-name="P46"><text:s text:c="5"/><text:span text:style-name="T258">Russ nodded. “Yeah I should have taken them out into the alley before pulling out my weapon. I’ll try and do better at that.” He said.</text:span></text:p>
      <text:p text:style-name="P46"><text:s text:c="5"/><text:span text:style-name="T259">Chief looked at Russ. “You pulled out your service weapon in front of witnesses?”</text:span></text:p>
      <text:p text:style-name="P46"><text:s text:c="5"/><text:span text:style-name="T259">Russ chuckled. “Yeah I did. I think a bus boy saw me, but that was it. I was gone before he could do anything about it.”</text:span></text:p>
      <text:p text:style-name="P46"><text:soft-page-break/><text:s text:c="5"/>“<text:span text:style-name="T259">Russ,” Chief said “We can’t have you doing that. That was very careless of you.” </text:span><text:span text:style-name="T260">He frowned at the thought.</text:span></text:p>
      <text:p text:style-name="P46"><text:s text:c="5"/><text:span text:style-name="T261">Russ’s smile faded. “Understood Chief.” He said. Russ knew he had done wrong, Allowing a civilian to see him like that was completely out of line. He would have to watch himself in the future.</text:span></text:p>
      <text:p text:style-name="P46"><text:s text:c="5"/><text:span text:style-name="T262">Chief waved his hand. “Go interrogate those two men, get out of here.” He said.</text:span></text:p>
      <text:p text:style-name="P46"><text:s text:c="5"/><text:span text:style-name="T262">Russ smiled again. “Ay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30T21:22:13.343000000</dc:date>
    <meta:editing-cycles>279</meta:editing-cycles>
    <meta:generator>LibreOffice/7.4.1.2$Windows_X86_64 LibreOffice_project/3c58a8f3a960df8bc8fd77b461821e42c061c5f0</meta:generator>
    <meta:editing-duration>PT10H59M24S</meta:editing-duration>
    <meta:document-statistic meta:table-count="0" meta:image-count="0" meta:object-count="0" meta:page-count="60" meta:paragraph-count="711" meta:word-count="15552" meta:character-count="86548" meta:non-whitespace-character-count="68304"/>
  </office:meta>
</office:document-meta>
</file>